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nsieur Placi,</text:p>
      <text:p text:style-name="Standard"/>
      <text:p text:style-name="Standard">grâce à une formation théorique solide durant laquelle j'ai acquis des connaissances approfondies en traitement d'images, puis lors de mon engagement à l'EPFL où j'ai largement travaillé sur des problématiques de vision industrielle, je pense pouvoir répondre aux attentes de l'offre décrite.</text:p>
      <text:p text:style-name="Standard"/>
      <text:p text:style-name="Standard">Je suis à disposition pour toutes questions qui pourraient venir compléter mon CV.</text:p>
      <text:p text:style-name="Standard"/>
      <text:p text:style-name="Standard"/>
      <text:p text:style-name="Standard">Veuillez agréer mes meilleures salutations</text:p>
      <text:p text:style-name="Standard"/>
      <text:p text:style-name="Standard">Jérémy Zog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érémy Zogg</meta:initial-creator>
    <meta:creation-date>2015-01-06T13:30:11.29</meta:creation-date>
    <dc:date>2015-01-06T14:11:38.66</dc:date>
    <dc:creator>Jérémy Zogg</dc:creator>
    <meta:editing-duration>PT41M27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5" meta:word-count="64" meta:character-count="442"/>
  </office:meta>
</office:document-meta>
</file>